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automatic-styles>
    <style:style style:name="P1" style:family="paragraph" style:parent-style-name="Standard">
      <style:text-properties style:font-name="Verdana" officeooo:rsid="000fb2cc" officeooo:paragraph-rsid="000fb2cc"/>
    </style:style>
    <style:style style:name="P2" style:family="paragraph" style:parent-style-name="Standard">
      <style:text-properties style:font-name="Verdana" officeooo:rsid="0014c6f1" officeooo:paragraph-rsid="0014c6f1"/>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11cedc"/>
    </style:style>
    <style:style style:name="T4" style:family="text">
      <style:text-properties style:text-underline-style="none" officeooo:rsid="0012e37d"/>
    </style:style>
    <style:style style:name="T5" style:family="text">
      <style:text-properties style:text-underline-style="solid" style:text-underline-width="auto" style:text-underline-color="font-color" officeooo:rsid="0012e37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oine est toujours très <text:span text:style-name="T1">rigoureux</text:span> et <text:span text:style-name="T1">persévérant</text:span><text:span text:style-name="T2"> dans son travail, i</text:span><text:span text:style-name="T3">l </text:span><text:span text:style-name="T4">abandonne très difficilement, très peu distrait en cours toujours focus sur son travail. Il est </text:span><text:span text:style-name="T5">curieux</text:span><text:span text:style-name="T4"> sur beaucoup de domaine</text:span><text:span text:style-name="T2"> </text:span><text:span text:style-name="T4">en atteste son parcours une licence en Histoire et maintenant en BUT informatique, ce que je trouve courageux de sa pars de ne pas avoir été décourager après l’acquisition de sa licence et le faible nombre de déboucher, de s’être réorienter en Informatique.</text:span></text:p>
      <text:p text:style-name="P2"><text:span text:style-name="T4">L</text:span><text:span text:style-name="T2">ors de nos travail de groupe et exposé Antoine été toujours très rigoureux, ces informations été les mieux sourc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8T15:44:03.396000000</meta:creation-date>
    <dc:date>2025-03-27T15:51:25.917000000</dc:date>
    <meta:editing-duration>PT5H30M9S</meta:editing-duration>
    <meta:editing-cycles>6</meta:editing-cycles>
    <meta:generator>LibreOffice/24.8.5.2$Windows_X86_64 LibreOffice_project/fddf2685c70b461e7832239a0162a77216259f22</meta:generator>
    <meta:document-statistic meta:table-count="0" meta:image-count="0" meta:object-count="0" meta:page-count="1" meta:paragraph-count="2" meta:word-count="93" meta:character-count="571" meta:non-whitespace-character-count="480"/>
  </office:meta>
</office:document-meta>
</file>